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713" officeooo:paragraph-rsid="00164713"/>
    </style:style>
    <style:style style:name="P2" style:family="paragraph" style:parent-style-name="Standard">
      <style:text-properties officeooo:rsid="00164713" officeooo:paragraph-rsid="001d8bf1"/>
    </style:style>
    <style:style style:name="P3" style:family="paragraph" style:parent-style-name="Text_20_body">
      <style:text-properties officeooo:paragraph-rsid="00195614"/>
    </style:style>
    <style:style style:name="P4" style:family="paragraph" style:parent-style-name="Text_20_body">
      <style:text-properties officeooo:rsid="00164713" officeooo:paragraph-rsid="00179c18"/>
    </style:style>
    <style:style style:name="P5" style:family="paragraph" style:parent-style-name="Text_20_body">
      <style:text-properties officeooo:rsid="0001283a" officeooo:paragraph-rsid="00179c18"/>
    </style:style>
    <style:style style:name="P6" style:family="paragraph" style:parent-style-name="Text_20_body">
      <style:text-properties officeooo:paragraph-rsid="001ac693"/>
    </style:style>
    <style:style style:name="P7" style:family="paragraph" style:parent-style-name="Text_20_body">
      <style:text-properties officeooo:paragraph-rsid="001d8bf1"/>
    </style:style>
    <style:style style:name="P8" style:family="paragraph" style:parent-style-name="Text_20_body">
      <style:text-properties officeooo:paragraph-rsid="001e8ea8"/>
    </style:style>
    <style:style style:name="P9" style:family="paragraph" style:parent-style-name="Heading_20_2">
      <style:text-properties officeooo:rsid="0001283a" officeooo:paragraph-rsid="00164713"/>
    </style:style>
    <style:style style:name="P10" style:family="paragraph" style:parent-style-name="Heading_20_2">
      <style:text-properties officeooo:rsid="0001283a" officeooo:paragraph-rsid="00179c18"/>
    </style:style>
    <style:style style:name="P11" style:family="paragraph" style:parent-style-name="Heading_20_2">
      <style:text-properties officeooo:rsid="0001283a" officeooo:paragraph-rsid="001ac693"/>
    </style:style>
    <style:style style:name="P12" style:family="paragraph" style:parent-style-name="Heading_20_2">
      <style:text-properties officeooo:rsid="0001283a" officeooo:paragraph-rsid="001d8bf1"/>
    </style:style>
    <style:style style:name="P13" style:family="paragraph" style:parent-style-name="Heading_20_2">
      <style:text-properties officeooo:paragraph-rsid="001ac693"/>
    </style:style>
    <style:style style:name="P14" style:family="paragraph" style:parent-style-name="Heading_20_2">
      <style:text-properties officeooo:paragraph-rsid="001d8bf1"/>
    </style:style>
    <style:style style:name="P15" style:family="paragraph" style:parent-style-name="Heading_20_1">
      <style:text-properties officeooo:paragraph-rsid="00164713"/>
    </style:style>
    <style:style style:name="P16" style:family="paragraph" style:parent-style-name="Heading_20_1">
      <style:text-properties officeooo:rsid="0001283a" officeooo:paragraph-rsid="001ac693"/>
    </style:style>
    <style:style style:name="P17" style:family="paragraph" style:parent-style-name="Heading_20_1">
      <style:text-properties officeooo:rsid="0001283a" officeooo:paragraph-rsid="001d8bf1"/>
    </style:style>
    <style:style style:name="P18" style:family="paragraph" style:parent-style-name="Heading_20_1">
      <style:text-properties officeooo:paragraph-rsid="001d8bf1"/>
    </style:style>
    <style:style style:name="P19" style:family="paragraph" style:parent-style-name="Text_20_body">
      <style:text-properties officeooo:rsid="0001283a" officeooo:paragraph-rsid="0021cf4c"/>
    </style:style>
    <style:style style:name="P20" style:family="paragraph" style:parent-style-name="Text_20_body">
      <style:text-properties officeooo:paragraph-rsid="001ff0c4"/>
    </style:style>
    <style:style style:name="P21" style:family="paragraph" style:parent-style-name="Title">
      <style:paragraph-properties fo:break-before="page"/>
    </style:style>
    <style:style style:name="T1" style:family="text">
      <style:text-properties officeooo:rsid="00164713"/>
    </style:style>
    <style:style style:name="T2" style:family="text">
      <style:text-properties officeooo:rsid="0001283a"/>
    </style:style>
    <style:style style:name="T3" style:family="text">
      <style:text-properties officeooo:rsid="00179c18"/>
    </style:style>
    <style:style style:name="T4" style:family="text">
      <style:text-properties officeooo:rsid="00195614"/>
    </style:style>
    <style:style style:name="T5" style:family="text">
      <style:text-properties officeooo:rsid="001cc686"/>
    </style:style>
    <style:style style:name="T6" style:family="text">
      <style:text-properties officeooo:rsid="001d8bf1"/>
    </style:style>
    <style:style style:name="T7" style:family="text">
      <style:text-properties officeooo:rsid="001e8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ño 1</text:p>
      <text:p text:style-name="P1"/>
      <text:h text:style-name="P15" text:outline-level="1">Análisis económico</text:h>
      <text:h text:style-name="P9" text:outline-level="2">Rentabilidad</text:h>
      <text:p text:style-name="P3">Rentabilidad Económica: 1.578.145,79 <text:s/>/ 1.678.145,79 <text:s/>* <text:span text:style-name="T1">100 = 94,041%</text:span></text:p>
      <text:p text:style-name="P3">Rentabilidad Financiera: <text:s/><text:span text:style-name="T4">1.183.609,3425 / 1.283.609,3425 * 100 = 92,209%</text:span></text:p>
      <text:p text:style-name="P4">Valor teórico de una acción: <text:s/><text:span text:style-name="T4">1.283.609,3425</text:span> / <text:span text:style-name="T3">10 (participaciones) = 128.360,93425 €</text:span></text:p>
      <text:h text:style-name="P10" text:outline-level="2">Riesgo económico</text:h>
      <text:p text:style-name="P5">Punto muerto: <text:span text:style-name="T4">1.468.499,91 / (19.800 + 17.381 + 7.918) = 32,5616 €</text:span></text:p>
      <text:h text:style-name="P16" text:outline-level="1">Análisis financiero</text:h>
      <text:h text:style-name="P13" text:outline-level="2">Endeudamiento</text:h>
      <text:p text:style-name="P6"><text:span text:style-name="T2">Endeudamiento total: </text:span>394.536,4475 <text:span text:style-name="T2">/ </text:span>1.678.145,79 <text:span text:style-name="T2">= 0,2351</text:span></text:p>
      <text:h text:style-name="P11" text:outline-level="2">Equilibrio financiero</text:h>
      <text:p text:style-name="P20"><text:span text:style-name="T2">Solvencia: 1.499.636,41 / </text:span>394.536,4475<text:span text:style-name="T2"> = 3,801</text:span></text:p>
      <text:p text:style-name="P19">Liquidez o tesorería: 1.499.636,41 / <text:span text:style-name="T6">394.536,4475</text:span> = 3,801</text:p>
      <text:p text:style-name="P21">Año <text:span text:style-name="T6">2</text:span></text:p>
      <text:h text:style-name="P18" text:outline-level="1">Análisis económico</text:h>
      <text:h text:style-name="P12" text:outline-level="2">Rentabilidad</text:h>
      <text:p text:style-name="P7">Rentabilidad Económica: 982.190,09 / 2.265.799,4325 * <text:span text:style-name="T1">100 = 43,348%</text:span></text:p>
      <text:p text:style-name="P7">Rentabilidad Financiera: <text:s/>736.642,5675 <text:span text:style-name="T4">/ </text:span>2.020.251,91<text:span text:style-name="T4"> * 100 = 36,462%</text:span></text:p>
      <text:p text:style-name="P7"><text:span text:style-name="T1">Valor teórico de una acción: <text:s/></text:span>2.020.251,91 <text:span text:style-name="T1">/ 10 (participaciones) = 202.025,191 €</text:span></text:p>
      <text:h text:style-name="P12" text:outline-level="2">Riesgo económico</text:h>
      <text:p text:style-name="P7"><text:span text:style-name="T2">Punto muerto: </text:span>1.890.999,9<text:span text:style-name="T7">1 / (19.800 + 17.381 + 7.918) = 41,9299 €</text:span></text:p>
      <text:h text:style-name="P17" text:outline-level="1">Análisis financiero</text:h>
      <text:h text:style-name="P14" text:outline-level="2">Endeudamiento</text:h>
      <text:p text:style-name="P7"><text:span text:style-name="T2">Endeudamiento total: </text:span>245.547,5225 <text:span text:style-name="T2">/ </text:span>2.265.799,4325 <text:span text:style-name="T2">= 0,1083</text:span></text:p>
      <text:h text:style-name="P12" text:outline-level="2">Equilibrio financiero</text:h>
      <text:p text:style-name="P20"><text:span text:style-name="T2">Solvencia: </text:span>1.902.744,6125<text:span text:style-name="T2"> / </text:span>245.547,5225<text:span text:style-name="T2"> = 7,7489</text:span></text:p>
      <text:p text:style-name="P19">Liquidez o tesorería: 1.902.744,6125 / 245.547,5225 = 7,7489</text:p>
      <text:p text:style-name="P21">Año <text:span text:style-name="T6">3</text:span></text:p>
      <text:p text:style-name="P2"/>
      <text:h text:style-name="P18" text:outline-level="1">Análisis económico</text:h>
      <text:h text:style-name="P12" text:outline-level="2">Rentabilidad</text:h>
      <text:p text:style-name="P8">Rentabilidad Económica: 1.266.217,71 / 1.366.217,71 * <text:span text:style-name="T1">100 = 92,6805%</text:span></text:p>
      <text:p text:style-name="P8">Rentabilidad Financiera: <text:s/>949.663,2825<text:span text:style-name="T4"> / </text:span>1.049.663,2825<text:span text:style-name="T4"> * 100 = 90,473%</text:span></text:p>
      <text:p text:style-name="P8"><text:span text:style-name="T1">Valor teórico de una acción: <text:s/></text:span>1.049.663,2825 <text:span text:style-name="T1">/ 10 (participaciones) = 104.966,32825 €</text:span></text:p>
      <text:h text:style-name="P12" text:outline-level="2">Riesgo económico</text:h>
      <text:p text:style-name="P8"><text:span text:style-name="T2">Punto muerto: </text:span>1.458.782,29<text:span text:style-name="T4"> / (20.000 + 15.000 + 5.000) = 36,469 €</text:span></text:p>
      <text:h text:style-name="P17" text:outline-level="1">Análisis financiero</text:h>
      <text:h text:style-name="P14" text:outline-level="2">Endeudamiento</text:h>
      <text:p text:style-name="P8"><text:span text:style-name="T2">Endeudamiento total: </text:span>316.554,4275 <text:span text:style-name="T2">/ </text:span>1.366.217,7<text:span text:style-name="T7">1</text:span> <text:span text:style-name="T2">= 0,2317</text:span></text:p>
      <text:h text:style-name="P12" text:outline-level="2">Equilibrio financiero</text:h>
      <text:p text:style-name="P20"><text:span text:style-name="T2">Solvencia: </text:span>1.063.617,45<text:span text:style-name="T2"> / </text:span>316.554,4275 <text:span text:style-name="T2">= 3,3599</text:span></text:p>
      <text:p text:style-name="P19">Liquidez o tesorería: 1.063.617,45 / 316.554,4275 = 3,35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53:27.958000000</meta:creation-date>
    <dc:date>2017-05-07T10:37:15.904000000</dc:date>
    <meta:editing-duration>PT42M55S</meta:editing-duration>
    <meta:editing-cycles>4</meta:editing-cycles>
    <meta:generator>LibreOffice/5.3.2.2$Windows_x86 LibreOffice_project/6cd4f1ef626f15116896b1d8e1398b56da0d0ee1</meta:generator>
    <meta:document-statistic meta:table-count="0" meta:image-count="0" meta:object-count="0" meta:page-count="3" meta:paragraph-count="42" meta:word-count="225" meta:character-count="1667" meta:non-whitespace-character-count="1476"/>
  </office:meta>
</office:document-meta>
</file>